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5600000D2D00000276C6F8A1B8.svm"/>
  <manifest:file-entry manifest:media-type="" manifest:full-path="Object 1/Pictures/2000005600000D2D0000027686780C72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3.385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size="14pt" style:font-name-asian="Tahoma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4pt" style:font-name-asian="Tahoma" style:font-size-asian="14pt" style:font-size-complex="14pt"/>
    </style:style>
    <style:style style:name="ce3" style:family="table-cell" style:parent-style-name="Default" style:data-style-name="N1">
      <style:table-cell-properties fo:background-color="#ccff00" fo:border="0.002cm solid #000000"/>
      <style:text-properties fo:font-size="14pt" style:font-name-asian="Tahoma" style:font-size-asian="14pt" style:font-size-complex="14pt"/>
    </style:style>
    <style:style style:name="ce4" style:family="table-cell" style:parent-style-name="Default" style:data-style-name="N114">
      <style:table-cell-properties fo:background-color="#99ffff" fo:border="0.002cm solid #000000"/>
      <style:text-properties fo:font-size="14pt" style:font-name-asian="Tahoma" style:font-size-asian="14pt" style:font-size-complex="14pt"/>
    </style:style>
    <style:style style:name="ce5" style:family="table-cell" style:parent-style-name="Default" style:data-style-name="N114">
      <style:table-cell-properties fo:border="0.002cm solid #000000"/>
      <style:text-properties fo:font-size="14pt" style:font-name-asian="Tahoma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" table:style-name="ta1" table:print="false"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division=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=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" office:value-type="string">
            <text:p>id</text:p>
          </table:table-cell>
          <table:table-cell table:style-name="ce2" office:value-type="string">
            <text:p>θ</text:p>
          </table:table-cell>
          <table:table-cell table:style-name="ce2" office:value-type="string">
            <text:p>x=C(1-cosθ)</text:p>
          </table:table-cell>
          <table:table-cell table:style-name="ce2" office:value-type="string">
            <text:p>y=C(θ-sinθ)</text:p>
          </table:table-cell>
          <table:table-cell>
            <draw:frame table:end-cell-address="'1'.N18" table:end-x="1.269cm" table:end-y="0.432cm" draw:z-index="0" draw:style-name="gr1" draw:text-style-name="P1" svg:width="15.999cm" svg:height="8.999cm" svg:x="1.077cm" svg:y="0.127cm">
              <draw:object draw:notify-on-update-of-ranges="'1'.E4:'1'.E4 '1'.E5:'1'.E26 '1'.F4:'1'.F4 '1'.F5:'1'.F2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office:value-type="float" office:value="0">
            <text:p>0</text:p>
          </table:table-cell>
          <table:table-cell table:style-name="ce4" table:formula="of:=PI()/[.$D$2]*[.C5]" office:value-type="float" office:value="0">
            <text:p>0.000</text:p>
          </table:table-cell>
          <table:table-cell table:style-name="ce5" table:formula="of:=[.$D$3]*(1-COS([.D5]))" office:value-type="float" office:value="0">
            <text:p>0.000</text:p>
          </table:table-cell>
          <table:table-cell table:style-name="ce5" table:formula="of:=[.$D$3]*([.D5]-SIN([.D5]))"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1">
            <text:p>1</text:p>
          </table:table-cell>
          <table:table-cell table:style-name="ce4" table:formula="of:=PI()/[.$D$2]*[.C6]" office:value-type="float" office:value="0.314159265358979">
            <text:p>0.314</text:p>
          </table:table-cell>
          <table:table-cell table:style-name="ce5" table:formula="of:=[.$D$3]*(1-COS([.D6]))" office:value-type="float" office:value="0.0978869674096929">
            <text:p>0.098</text:p>
          </table:table-cell>
          <table:table-cell table:style-name="ce5" table:formula="of:=[.$D$3]*([.D6]-SIN([.D6]))" office:value-type="float" office:value="0.0102845419680638">
            <text:p>0.0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2">
            <text:p>2</text:p>
          </table:table-cell>
          <table:table-cell table:style-name="ce4" table:formula="of:=PI()/[.$D$2]*[.C7]" office:value-type="float" office:value="0.628318530717959">
            <text:p>0.628</text:p>
          </table:table-cell>
          <table:table-cell table:style-name="ce5" table:formula="of:=[.$D$3]*(1-COS([.D7]))" office:value-type="float" office:value="0.381966011250105">
            <text:p>0.382</text:p>
          </table:table-cell>
          <table:table-cell table:style-name="ce5" table:formula="of:=[.$D$3]*([.D7]-SIN([.D7]))" office:value-type="float" office:value="0.081066556850971">
            <text:p>0.08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3">
            <text:p>3</text:p>
          </table:table-cell>
          <table:table-cell table:style-name="ce4" table:formula="of:=PI()/[.$D$2]*[.C8]" office:value-type="float" office:value="0.942477796076938">
            <text:p>0.942</text:p>
          </table:table-cell>
          <table:table-cell table:style-name="ce5" table:formula="of:=[.$D$3]*(1-COS([.D8]))" office:value-type="float" office:value="0.824429495415054">
            <text:p>0.824</text:p>
          </table:table-cell>
          <table:table-cell table:style-name="ce5" table:formula="of:=[.$D$3]*([.D8]-SIN([.D8]))" office:value-type="float" office:value="0.266921603403981">
            <text:p>0.26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4">
            <text:p>4</text:p>
          </table:table-cell>
          <table:table-cell table:style-name="ce4" table:formula="of:=PI()/[.$D$2]*[.C9]" office:value-type="float" office:value="1.25663706143592">
            <text:p>1.257</text:p>
          </table:table-cell>
          <table:table-cell table:style-name="ce5" table:formula="of:=[.$D$3]*(1-COS([.D9]))" office:value-type="float" office:value="1.38196601125011">
            <text:p>1.382</text:p>
          </table:table-cell>
          <table:table-cell table:style-name="ce5" table:formula="of:=[.$D$3]*([.D9]-SIN([.D9]))" office:value-type="float" office:value="0.611161090281527">
            <text:p>0.61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5">
            <text:p>5</text:p>
          </table:table-cell>
          <table:table-cell table:style-name="ce4" table:formula="of:=PI()/[.$D$2]*[.C10]" office:value-type="float" office:value="1.5707963267949">
            <text:p>1.571</text:p>
          </table:table-cell>
          <table:table-cell table:style-name="ce5" table:formula="of:=[.$D$3]*(1-COS([.D10]))" office:value-type="float" office:value="2">
            <text:p>2.000</text:p>
          </table:table-cell>
          <table:table-cell table:style-name="ce5" table:formula="of:=[.$D$3]*([.D10]-SIN([.D10]))" office:value-type="float" office:value="1.14159265358979">
            <text:p>1.14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6">
            <text:p>6</text:p>
          </table:table-cell>
          <table:table-cell table:style-name="ce4" table:formula="of:=PI()/[.$D$2]*[.C11]" office:value-type="float" office:value="1.88495559215388">
            <text:p>1.885</text:p>
          </table:table-cell>
          <table:table-cell table:style-name="ce5" table:formula="of:=[.$D$3]*(1-COS([.D11]))" office:value-type="float" office:value="2.61803398874989">
            <text:p>2.618</text:p>
          </table:table-cell>
          <table:table-cell table:style-name="ce5" table:formula="of:=[.$D$3]*([.D11]-SIN([.D11]))" office:value-type="float" office:value="1.86779815171744">
            <text:p>1.86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7">
            <text:p>7</text:p>
          </table:table-cell>
          <table:table-cell table:style-name="ce4" table:formula="of:=PI()/[.$D$2]*[.C12]" office:value-type="float" office:value="2.19911485751286">
            <text:p>2.199</text:p>
          </table:table-cell>
          <table:table-cell table:style-name="ce5" table:formula="of:=[.$D$3]*(1-COS([.D12]))" office:value-type="float" office:value="3.17557050458495">
            <text:p>3.176</text:p>
          </table:table-cell>
          <table:table-cell table:style-name="ce5" table:formula="of:=[.$D$3]*([.D12]-SIN([.D12]))" office:value-type="float" office:value="2.78019572627582">
            <text:p>2.78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8">
            <text:p>8</text:p>
          </table:table-cell>
          <table:table-cell table:style-name="ce4" table:formula="of:=PI()/[.$D$2]*[.C13]" office:value-type="float" office:value="2.51327412287183">
            <text:p>2.513</text:p>
          </table:table-cell>
          <table:table-cell table:style-name="ce5" table:formula="of:=[.$D$3]*(1-COS([.D13]))" office:value-type="float" office:value="3.61803398874989">
            <text:p>3.618</text:p>
          </table:table-cell>
          <table:table-cell table:style-name="ce5" table:formula="of:=[.$D$3]*([.D13]-SIN([.D13]))" office:value-type="float" office:value="3.85097774115872">
            <text:p>3.85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9">
            <text:p>9</text:p>
          </table:table-cell>
          <table:table-cell table:style-name="ce4" table:formula="of:=PI()/[.$D$2]*[.C14]" office:value-type="float" office:value="2.82743338823081">
            <text:p>2.827</text:p>
          </table:table-cell>
          <table:table-cell table:style-name="ce5" table:formula="of:=[.$D$3]*(1-COS([.D14]))" office:value-type="float" office:value="3.90211303259031">
            <text:p>3.902</text:p>
          </table:table-cell>
          <table:table-cell table:style-name="ce5" table:formula="of:=[.$D$3]*([.D14]-SIN([.D14]))" office:value-type="float" office:value="5.03683278771173">
            <text:p>5.03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10">
            <text:p>10</text:p>
          </table:table-cell>
          <table:table-cell table:style-name="ce4" table:formula="of:=PI()/[.$D$2]*[.C15]" office:value-type="float" office:value="3.14159265358979">
            <text:p>3.142</text:p>
          </table:table-cell>
          <table:table-cell table:style-name="ce5" table:formula="of:=[.$D$3]*(1-COS([.D15]))" office:value-type="float" office:value="4">
            <text:p>4.000</text:p>
          </table:table-cell>
          <table:table-cell table:style-name="ce5" table:formula="of:=[.$D$3]*([.D15]-SIN([.D15]))" office:value-type="float" office:value="6.28318530717959">
            <text:p>6.28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0">
            <text:p>0</text:p>
          </table:table-cell>
          <table:table-cell table:style-name="ce4" table:formula="of:=-PI()/[.$D$2]*[.C16]" office:value-type="float" office:value="-0">
            <text:p>0.000</text:p>
          </table:table-cell>
          <table:table-cell table:style-name="ce5" table:formula="of:=[.$D$3]*(1-COS([.D16]))" office:value-type="float" office:value="0">
            <text:p>0.000</text:p>
          </table:table-cell>
          <table:table-cell table:style-name="ce5" table:formula="of:=[.$D$3]*([.D16]-SIN([.D16]))" office:value-type="float" office:value="0">
            <text:p>0.0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1">
            <text:p>1</text:p>
          </table:table-cell>
          <table:table-cell table:style-name="ce4" table:formula="of:=-PI()/[.$D$2]*[.C17]" office:value-type="float" office:value="-0.314159265358979">
            <text:p>-0.314</text:p>
          </table:table-cell>
          <table:table-cell table:style-name="ce5" table:formula="of:=[.$D$3]*(1-COS([.D17]))" office:value-type="float" office:value="0.0978869674096929">
            <text:p>0.098</text:p>
          </table:table-cell>
          <table:table-cell table:style-name="ce5" table:formula="of:=[.$D$3]*([.D17]-SIN([.D17]))" office:value-type="float" office:value="-0.0102845419680638">
            <text:p>-0.0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2">
            <text:p>2</text:p>
          </table:table-cell>
          <table:table-cell table:style-name="ce4" table:formula="of:=-PI()/[.$D$2]*[.C18]" office:value-type="float" office:value="-0.628318530717959">
            <text:p>-0.628</text:p>
          </table:table-cell>
          <table:table-cell table:style-name="ce5" table:formula="of:=[.$D$3]*(1-COS([.D18]))" office:value-type="float" office:value="0.381966011250105">
            <text:p>0.382</text:p>
          </table:table-cell>
          <table:table-cell table:style-name="ce5" table:formula="of:=[.$D$3]*([.D18]-SIN([.D18]))" office:value-type="float" office:value="-0.081066556850971">
            <text:p>-0.08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3">
            <text:p>3</text:p>
          </table:table-cell>
          <table:table-cell table:style-name="ce4" table:formula="of:=-PI()/[.$D$2]*[.C19]" office:value-type="float" office:value="-0.942477796076938">
            <text:p>-0.942</text:p>
          </table:table-cell>
          <table:table-cell table:style-name="ce5" table:formula="of:=[.$D$3]*(1-COS([.D19]))" office:value-type="float" office:value="0.824429495415054">
            <text:p>0.824</text:p>
          </table:table-cell>
          <table:table-cell table:style-name="ce5" table:formula="of:=[.$D$3]*([.D19]-SIN([.D19]))" office:value-type="float" office:value="-0.266921603403981">
            <text:p>-0.26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4">
            <text:p>4</text:p>
          </table:table-cell>
          <table:table-cell table:style-name="ce4" table:formula="of:=-PI()/[.$D$2]*[.C20]" office:value-type="float" office:value="-1.25663706143592">
            <text:p>-1.257</text:p>
          </table:table-cell>
          <table:table-cell table:style-name="ce5" table:formula="of:=[.$D$3]*(1-COS([.D20]))" office:value-type="float" office:value="1.38196601125011">
            <text:p>1.382</text:p>
          </table:table-cell>
          <table:table-cell table:style-name="ce5" table:formula="of:=[.$D$3]*([.D20]-SIN([.D20]))" office:value-type="float" office:value="-0.611161090281527">
            <text:p>-0.61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5">
            <text:p>5</text:p>
          </table:table-cell>
          <table:table-cell table:style-name="ce4" table:formula="of:=-PI()/[.$D$2]*[.C21]" office:value-type="float" office:value="-1.5707963267949">
            <text:p>-1.571</text:p>
          </table:table-cell>
          <table:table-cell table:style-name="ce5" table:formula="of:=[.$D$3]*(1-COS([.D21]))" office:value-type="float" office:value="2">
            <text:p>2.000</text:p>
          </table:table-cell>
          <table:table-cell table:style-name="ce5" table:formula="of:=[.$D$3]*([.D21]-SIN([.D21]))" office:value-type="float" office:value="-1.14159265358979">
            <text:p>-1.14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6">
            <text:p>6</text:p>
          </table:table-cell>
          <table:table-cell table:style-name="ce4" table:formula="of:=-PI()/[.$D$2]*[.C22]" office:value-type="float" office:value="-1.88495559215388">
            <text:p>-1.885</text:p>
          </table:table-cell>
          <table:table-cell table:style-name="ce5" table:formula="of:=[.$D$3]*(1-COS([.D22]))" office:value-type="float" office:value="2.61803398874989">
            <text:p>2.618</text:p>
          </table:table-cell>
          <table:table-cell table:style-name="ce5" table:formula="of:=[.$D$3]*([.D22]-SIN([.D22]))" office:value-type="float" office:value="-1.86779815171744">
            <text:p>-1.86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7">
            <text:p>7</text:p>
          </table:table-cell>
          <table:table-cell table:style-name="ce4" table:formula="of:=-PI()/[.$D$2]*[.C23]" office:value-type="float" office:value="-2.19911485751286">
            <text:p>-2.199</text:p>
          </table:table-cell>
          <table:table-cell table:style-name="ce5" table:formula="of:=[.$D$3]*(1-COS([.D23]))" office:value-type="float" office:value="3.17557050458495">
            <text:p>3.176</text:p>
          </table:table-cell>
          <table:table-cell table:style-name="ce5" table:formula="of:=[.$D$3]*([.D23]-SIN([.D23]))" office:value-type="float" office:value="-2.78019572627582">
            <text:p>-2.78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8">
            <text:p>8</text:p>
          </table:table-cell>
          <table:table-cell table:style-name="ce4" table:formula="of:=-PI()/[.$D$2]*[.C24]" office:value-type="float" office:value="-2.51327412287183">
            <text:p>-2.513</text:p>
          </table:table-cell>
          <table:table-cell table:style-name="ce5" table:formula="of:=[.$D$3]*(1-COS([.D24]))" office:value-type="float" office:value="3.61803398874989">
            <text:p>3.618</text:p>
          </table:table-cell>
          <table:table-cell table:style-name="ce5" table:formula="of:=[.$D$3]*([.D24]-SIN([.D24]))" office:value-type="float" office:value="-3.85097774115872">
            <text:p>-3.85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9">
            <text:p>9</text:p>
          </table:table-cell>
          <table:table-cell table:style-name="ce4" table:formula="of:=-PI()/[.$D$2]*[.C25]" office:value-type="float" office:value="-2.82743338823081">
            <text:p>-2.827</text:p>
          </table:table-cell>
          <table:table-cell table:style-name="ce5" table:formula="of:=[.$D$3]*(1-COS([.D25]))" office:value-type="float" office:value="3.90211303259031">
            <text:p>3.902</text:p>
          </table:table-cell>
          <table:table-cell table:style-name="ce5" table:formula="of:=[.$D$3]*([.D25]-SIN([.D25]))" office:value-type="float" office:value="-5.03683278771173">
            <text:p>-5.03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float" office:value="10">
            <text:p>10</text:p>
          </table:table-cell>
          <table:table-cell table:style-name="ce4" table:formula="of:=-PI()/[.$D$2]*[.C26]" office:value-type="float" office:value="-3.14159265358979">
            <text:p>-3.142</text:p>
          </table:table-cell>
          <table:table-cell table:style-name="ce5" table:formula="of:=[.$D$3]*(1-COS([.D26]))" office:value-type="float" office:value="4">
            <text:p>4.000</text:p>
          </table:table-cell>
          <table:table-cell table:style-name="ce5" table:formula="of:=[.$D$3]*([.D26]-SIN([.D26]))" office:value-type="float" office:value="-6.28318530717959">
            <text:p>-6.283</text:p>
          </table:table-cell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7">2021/10/27</text:date>, <text:time>08:56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10-27T08:39:28.34</meta:creation-date>
    <dc:date>2021-10-27T08:56:14.21</dc:date>
    <dc:creator>iwabuchi ken</dc:creator>
    <meta:editing-duration>PT11M10S</meta:editing-duration>
    <meta:editing-cycles>8</meta:editing-cycles>
    <meta:generator>OpenOffice/4.1.3$Win32 OpenOffice.org_project/413m1$Build-9783</meta:generator>
    <meta:document-statistic meta:table-count="1" meta:cell-count="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4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14">
      <style:chart-properties chart:display-label="true" chart:logarithmic="false" chart:maximum="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4">
      <style:chart-properties chart:display-label="true" chart:logarithmic="false" chart:minimum="-15" chart:maximum="1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4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6cm" svg:height="9cm" xlink:href=".." xlink:type="simple" chart:class="chart:scatter" chart:style-name="ch1">
        <chart:title svg:x="6.792cm" svg:y="0.315cm" chart:style-name="ch2">
          <text:p>最速降下線</text:p>
        </chart:title>
        <chart:legend chart:legend-position="end" svg:x="13.472cm" svg:y="4.188cm" style:legend-expansion="high" chart:style-name="ch3"/>
        <chart:plot-area chart:style-name="ch4" table:cell-range-address="'1'.E4:'1'.F26" chart:data-source-has-labels="row" svg:x="1.358cm" svg:y="1.582cm" svg:width="11.474cm" svg:height="6.23cm">
          <chartooo:coordinate-region svg:x="2.747cm" svg:y="1.794cm" svg:width="9.66cm" svg:height="5.806cm"/>
          <chart:axis chart:dimension="x" chart:name="primary-x" chart:style-name="ch5">
            <chart:title svg:x="6.879cm" svg:y="7.993cm" chart:style-name="ch6">
              <text:p>x=</text:p>
            </chart:title>
          </chart:axis>
          <chart:axis chart:dimension="y" chart:name="primary-y" chart:style-name="ch7">
            <chart:title svg:x="0.451cm" svg:y="4.913cm" chart:style-name="ch8">
              <text:p>y=</text:p>
            </chart:title>
            <chart:grid chart:style-name="ch9" chart:class="major"/>
          </chart:axis>
          <chart:series chart:style-name="ch10" chart:values-cell-range-address="'1'.F5:'1'.F26" chart:label-cell-address="'1'.F4:'1'.F4" chart:class="chart:scatter">
            <chart:domain table:cell-range-address="'1'.E5:'1'.E26"/>
            <chart:data-point chart:repeated="22"/>
          </chart:series>
          <chart:wall chart:style-name="ch11"/>
          <chart:floor chart:style-name="ch12"/>
        </chart:plot-area>
        <draw:frame draw:style-name="gr1" draw:text-style-name="P1" svg:width="3.373cm" svg:height="0.63cm" svg:x="0cm" svg:y="0cm">
          <draw:image xlink:href="Pictures/2000005600000D2D00000276C6F8A1B8.svm" xlink:type="simple" xlink:show="embed" xlink:actuate="onLoad">
            <text:p/>
          </draw:image>
        </draw:frame>
        <draw:frame draw:style-name="gr1" draw:text-style-name="P1" svg:width="3.373cm" svg:height="0.63cm" svg:x="0cm" svg:y="0.767cm">
          <draw:image xlink:href="Pictures/2000005600000D2D0000027686780C72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E</text:p>
              </table:table-cell>
              <table:table-cell office:value-type="string">
                <text:p>y=C(θ-sinθ)</text:p>
                <draw:g>
                  <svg:desc>'1'.F4:'1'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'.E5:'1'.E26</svg:desc>
                </draw:g>
              </table:table-cell>
              <table:table-cell office:value-type="float" office:value="0">
                <text:p>0</text:p>
                <draw:g>
                  <svg:desc>'1'.F5:'1'.F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78869674096929">
                <text:p>0.0978869674096929</text:p>
              </table:table-cell>
              <table:table-cell office:value-type="float" office:value="0.0102845419680638">
                <text:p>0.0102845419680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81966011250105">
                <text:p>0.381966011250105</text:p>
              </table:table-cell>
              <table:table-cell office:value-type="float" office:value="0.081066556850971">
                <text:p>0.0810665568509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24429495415054">
                <text:p>0.824429495415054</text:p>
              </table:table-cell>
              <table:table-cell office:value-type="float" office:value="0.266921603403981">
                <text:p>0.266921603403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8196601125011">
                <text:p>1.38196601125011</text:p>
              </table:table-cell>
              <table:table-cell office:value-type="float" office:value="0.611161090281527">
                <text:p>0.6111610902815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.14159265358979">
                <text:p>1.141592653589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61803398874989">
                <text:p>2.61803398874989</text:p>
              </table:table-cell>
              <table:table-cell office:value-type="float" office:value="1.86779815171744">
                <text:p>1.867798151717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17557050458495">
                <text:p>3.17557050458495</text:p>
              </table:table-cell>
              <table:table-cell office:value-type="float" office:value="2.78019572627582">
                <text:p>2.780195726275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61803398874989">
                <text:p>3.61803398874989</text:p>
              </table:table-cell>
              <table:table-cell office:value-type="float" office:value="3.85097774115872">
                <text:p>3.850977741158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0211303259031">
                <text:p>3.90211303259031</text:p>
              </table:table-cell>
              <table:table-cell office:value-type="float" office:value="5.03683278771173">
                <text:p>5.036832787711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6.28318530717959">
                <text:p>6.283185307179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78869674096929">
                <text:p>0.0978869674096929</text:p>
              </table:table-cell>
              <table:table-cell office:value-type="float" office:value="-0.0102845419680638">
                <text:p>-0.01028454196806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81966011250105">
                <text:p>0.381966011250105</text:p>
              </table:table-cell>
              <table:table-cell office:value-type="float" office:value="-0.081066556850971">
                <text:p>-0.0810665568509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24429495415054">
                <text:p>0.824429495415054</text:p>
              </table:table-cell>
              <table:table-cell office:value-type="float" office:value="-0.266921603403981">
                <text:p>-0.2669216034039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8196601125011">
                <text:p>1.38196601125011</text:p>
              </table:table-cell>
              <table:table-cell office:value-type="float" office:value="-0.611161090281527">
                <text:p>-0.6111610902815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-1.14159265358979">
                <text:p>-1.141592653589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1803398874989">
                <text:p>2.61803398874989</text:p>
              </table:table-cell>
              <table:table-cell office:value-type="float" office:value="-1.86779815171744">
                <text:p>-1.867798151717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17557050458495">
                <text:p>3.17557050458495</text:p>
              </table:table-cell>
              <table:table-cell office:value-type="float" office:value="-2.78019572627582">
                <text:p>-2.780195726275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61803398874989">
                <text:p>3.61803398874989</text:p>
              </table:table-cell>
              <table:table-cell office:value-type="float" office:value="-3.85097774115872">
                <text:p>-3.850977741158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90211303259031">
                <text:p>3.90211303259031</text:p>
              </table:table-cell>
              <table:table-cell office:value-type="float" office:value="-5.03683278771173">
                <text:p>-5.036832787711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-6.28318530717959">
                <text:p>-6.283185307179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